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2" table:default-cell-style-name="Default"/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Rozszerzenie z 2 na 4 orbity, wyniki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2 orbity</text:p>
          </table:table-cell>
          <table:table-cell office:value-type="string" calcext:value-type="string">
            <text:p>srednia</text:p>
          </table:table-cell>
          <table:table-cell office:value-type="string" calcext:value-type="string">
            <text:p>4 orbity</text:p>
          </table:table-cell>
          <table:table-cell office:value-type="string" calcext:value-type="string">
            <text:p>srednia</text:p>
          </table:table-cell>
          <table:table-cell/>
          <table:table-cell office:value-type="string" calcext:value-type="string">
            <text:p>Jakosc 2</text:p>
          </table:table-cell>
          <table:table-cell office:value-type="string" calcext:value-type="string">
            <text:p>Jakosc 4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3.373+3.39+3.392+3.441+3.742" office:value-type="float" office:value="17.338" calcext:value-type="float">
            <text:p>17,338</text:p>
          </table:table-cell>
          <table:table-cell table:formula="of:=[.F14]/5" office:value-type="float" office:value="3.4676" calcext:value-type="float">
            <text:p>3,4676</text:p>
          </table:table-cell>
          <table:table-cell table:formula="of:=6.661+6.68+7.01+6.402+6.404" office:value-type="float" office:value="33.157" calcext:value-type="float">
            <text:p>33,157</text:p>
          </table:table-cell>
          <table:table-cell table:formula="of:=[.H14]/5" office:value-type="float" office:value="6.6314" calcext:value-type="float">
            <text:p>6,631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0.082+0.083+0.087+0.083+0.095" office:value-type="float" office:value="0.43" calcext:value-type="float">
            <text:p>0,43</text:p>
          </table:table-cell>
          <table:table-cell table:formula="of:=[.F15]/5" office:value-type="float" office:value="0.086" calcext:value-type="float">
            <text:p>0,086</text:p>
          </table:table-cell>
          <table:table-cell table:formula="of:=9.785+9.999+7.98+7.836+7.767" office:value-type="float" office:value="43.367" calcext:value-type="float">
            <text:p>43,367</text:p>
          </table:table-cell>
          <table:table-cell table:formula="of:=[.H15]/5" office:value-type="float" office:value="8.6734" calcext:value-type="float">
            <text:p>8,673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0.092+0.075+0.076+0.093+0.09" office:value-type="float" office:value="0.426" calcext:value-type="float">
            <text:p>0,426</text:p>
          </table:table-cell>
          <table:table-cell table:formula="of:=[.F16]/5" office:value-type="float" office:value="0.0852" calcext:value-type="float">
            <text:p>0,0852</text:p>
          </table:table-cell>
          <table:table-cell table:formula="of:=9.885+9.775+9.557+9.558+9.877" office:value-type="float" office:value="48.652" calcext:value-type="float">
            <text:p>48,652</text:p>
          </table:table-cell>
          <table:table-cell table:formula="of:=[.H16]/5" office:value-type="float" office:value="9.7304" calcext:value-type="float">
            <text:p>9,7304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2.053+2.016+1.997+1.919+1.933" office:value-type="float" office:value="9.918" calcext:value-type="float">
            <text:p>9,918</text:p>
          </table:table-cell>
          <table:table-cell table:formula="of:=[.F17]/5" office:value-type="float" office:value="1.9836" calcext:value-type="float">
            <text:p>1,9836</text:p>
          </table:table-cell>
          <table:table-cell table:formula="of:=16.17+15.953+16.671+15.441+16.126" office:value-type="float" office:value="80.361" calcext:value-type="float">
            <text:p>80,361</text:p>
          </table:table-cell>
          <table:table-cell table:formula="of:=[.H17]/5" office:value-type="float" office:value="16.0722" calcext:value-type="float">
            <text:p>16,0722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0.29+0.31+0.245+0.244+0.231" office:value-type="float" office:value="1.32" calcext:value-type="float">
            <text:p>1,32</text:p>
          </table:table-cell>
          <table:table-cell table:formula="of:=[.F18]/5" office:value-type="float" office:value="0.264" calcext:value-type="float">
            <text:p>0,264</text:p>
          </table:table-cell>
          <table:table-cell table:formula="of:=7.939+8.427+8.066+8.077+8.581" office:value-type="float" office:value="41.09" calcext:value-type="float">
            <text:p>41,09</text:p>
          </table:table-cell>
          <table:table-cell table:formula="of:=[.H18]/5" office:value-type="float" office:value="8.218" calcext:value-type="float">
            <text:p>8,218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0.062+0.06+0.064+0.074+0.059" office:value-type="float" office:value="0.319" calcext:value-type="float">
            <text:p>0,319</text:p>
          </table:table-cell>
          <table:table-cell table:formula="of:=[.F19]/5" office:value-type="float" office:value="0.0638" calcext:value-type="float">
            <text:p>0,0638</text:p>
          </table:table-cell>
          <table:table-cell table:formula="of:=8.329+8.978+8.208+8.618+8.108" office:value-type="float" office:value="42.241" calcext:value-type="float">
            <text:p>42,241</text:p>
          </table:table-cell>
          <table:table-cell table:formula="of:=[.H19]/5" office:value-type="float" office:value="8.4482" calcext:value-type="float">
            <text:p>8,4482</text:p>
          </table:table-cell>
          <table:table-cell/>
          <table:table-cell office:value-type="string" calcext:value-type="string">
            <text:p>unsat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0.143+0.138+0.157+0.157+0.134" office:value-type="float" office:value="0.729" calcext:value-type="float">
            <text:p>0,729</text:p>
          </table:table-cell>
          <table:table-cell table:formula="of:=[.F20]/5" office:value-type="float" office:value="0.1458" calcext:value-type="float">
            <text:p>0,1458</text:p>
          </table:table-cell>
          <table:table-cell table:formula="of:=2.385+2.306+2.227+2.322+2.449" office:value-type="float" office:value="11.689" calcext:value-type="float">
            <text:p>11,689</text:p>
          </table:table-cell>
          <table:table-cell table:formula="of:=[.H20]/5" office:value-type="float" office:value="2.3378" calcext:value-type="float">
            <text:p>2,337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1.589+1.569+1.499+1.504+1.603" office:value-type="float" office:value="7.764" calcext:value-type="float">
            <text:p>7,764</text:p>
          </table:table-cell>
          <table:table-cell table:formula="of:=[.F21]/5" office:value-type="float" office:value="1.5528" calcext:value-type="float">
            <text:p>1,5528</text:p>
          </table:table-cell>
          <table:table-cell table:formula="of:=30.315+31.794+31.633+30.6+31.244" office:value-type="float" office:value="155.586" calcext:value-type="float">
            <text:p>155,586</text:p>
          </table:table-cell>
          <table:table-cell table:formula="of:=[.H21]/5" office:value-type="float" office:value="31.1172" calcext:value-type="float">
            <text:p>31,117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0.086+0.077+0.075+0.09+0.097" office:value-type="float" office:value="0.425" calcext:value-type="float">
            <text:p>0,425</text:p>
          </table:table-cell>
          <table:table-cell table:formula="of:=[.F22]/5" office:value-type="float" office:value="0.085" calcext:value-type="float">
            <text:p>0,085</text:p>
          </table:table-cell>
          <table:table-cell table:formula="of:=1.564+1.58+1.512+1.759+1.642" office:value-type="float" office:value="8.057" calcext:value-type="float">
            <text:p>8,057</text:p>
          </table:table-cell>
          <table:table-cell table:formula="of:=[.H22]/5" office:value-type="float" office:value="1.6114" calcext:value-type="float">
            <text:p>1,6114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2.417+2.355+2.395+2.553+2.535" office:value-type="float" office:value="12.255" calcext:value-type="float">
            <text:p>12,255</text:p>
          </table:table-cell>
          <table:table-cell table:formula="of:=[.F23]/5" office:value-type="float" office:value="2.451" calcext:value-type="float">
            <text:p>2,451</text:p>
          </table:table-cell>
          <table:table-cell table:formula="of:=15.334+15.09+14.915+15.037+14.978" office:value-type="float" office:value="75.354" calcext:value-type="float">
            <text:p>75,354</text:p>
          </table:table-cell>
          <table:table-cell table:formula="of:=[.H23]/5" office:value-type="float" office:value="15.0708" calcext:value-type="float">
            <text:p>15,0708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405" calcext:value-type="float">
            <text:p>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8:14:03.438382101</meta:creation-date>
    <dc:date>2021-02-23T21:10:41.634895502</dc:date>
    <meta:editing-duration>PT2H14M19S</meta:editing-duration>
    <meta:editing-cycles>2</meta:editing-cycles>
    <meta:generator>LibreOffice/6.0.7.3$Linux_X86_64 LibreOffice_project/00m0$Build-3</meta:generator>
    <meta:document-statistic meta:table-count="1" meta:cell-count="76" meta:object-count="0"/>
  </office:meta>
</office:document-meta>
</file>